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1c40"/>
    </style:style>
    <style:style style:name="P2" style:family="paragraph" style:parent-style-name="Standard">
      <style:text-properties officeooo:paragraph-rsid="000bbe1f"/>
    </style:style>
    <style:style style:name="P3" style:family="paragraph" style:parent-style-name="Standard">
      <style:text-properties officeooo:paragraph-rsid="000c818a"/>
    </style:style>
    <style:style style:name="T1" style:family="text">
      <style:text-properties officeooo:rsid="000a1c40"/>
    </style:style>
    <style:style style:name="T2" style:family="text">
      <style:text-properties officeooo:rsid="000bbe1f"/>
    </style:style>
    <style:style style:name="T3" style:family="text">
      <style:text-properties officeooo:rsid="000c818a"/>
    </style:style>
    <style:style style:name="T4" style:family="text">
      <style:text-properties officeooo:rsid="000df1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eccesary of database</text:span></text:p>
      <text:p text:style-name="P1"><text:span text:style-name="T1"/></text:p>
      <text:p text:style-name="P2"><text:span text:style-name="T1"><text:tab/>Today's blog is related to importance of database. Take a example of <text:s/>'Shopping Card' application. Shopping Card is used for online shopping. </text:span></text:p>
      <text:p text:style-name="P2"><text:span text:style-name="T1"><text:tab/>In shopping card application,customer interact with this application </text:span><text:span text:style-name="T2">through in</text:span><text:span text:style-name="T1">terface ie.Graphics User Interface.Customer buy their requirements and needs only just selecting menus. <text:s/></text:span><text:span text:style-name="T2">This User <text:s/>Inteerface is called as “FRONT END”.</text:span></text:p>
      <text:p text:style-name="P3"><text:span text:style-name="T2"><text:tab/>Whatever customer select their needs is called as 'Request'.</text:span><text:span text:style-name="T3">R</text:span><text:span text:style-name="T4">equest contain data send by </text:span><text:span text:style-name="T2">When request send, it catch and process and get result with conformation </text:span><text:span text:style-name="T3">message, calculation of total cost and then shopping is done.</text:span><text:span text:style-name="T2">All this process is done by 'BACK END'.</text:span><text:span text:style-name="T3">Back end technology take request from front end, process it and give response to the front end means ultimatly to customer.</text:span></text:p>
      <text:p text:style-name="P3"><text:span text:style-name="T3"><text:tab/> </text:span><text:span text:style-name="T2">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mar </meta:initial-creator>
    <meta:creation-date>2013-09-29T21:01:42</meta:creation-date>
    <dc:date>2013-09-29T22:26:46</dc:date>
    <dc:creator>Kumar </dc:creator>
    <meta:editing-duration>PT49M52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5" meta:word-count="117" meta:character-count="788" meta:non-whitespace-character-count="662"/>
  </office:meta>
</office:document-meta>
</file>